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1eb715" officeooo:paragraph-rsid="001eb715" style:font-size-asian="32pt" style:font-size-complex="32pt"/>
    </style:style>
    <style:style style:name="P2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20pt" officeooo:rsid="001eb715" officeooo:paragraph-rsid="001eb715" style:font-size-asian="17.5pt" style:font-size-complex="20pt"/>
    </style:style>
    <style:style style:name="P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2pt" officeooo:rsid="0025e6c3" officeooo:paragraph-rsid="0025e6c3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FreeMono" fo:font-size="28pt" fo:font-style="italic" fo:font-weight="bold" officeooo:rsid="001eb715" officeooo:paragraph-rsid="001eb715" style:font-size-asian="28pt" style:font-style-asian="italic" style:font-weight-asian="bold" style:font-size-complex="28pt" style:font-style-complex="italic" style:font-weight-complex="bold"/>
    </style:style>
    <style:style style:name="P5" style:family="paragraph" style:parent-style-name="Standard" style:master-page-name="">
      <loext:graphic-properties draw:fill="none"/>
      <style:paragraph-properties fo:margin-left="0cm" fo:margin-right="-0.4cm" fo:text-align="center" style:justify-single-word="false" fo:text-indent="0cm" style:auto-text-indent="false" style:page-number="auto" fo:background-color="transparent"/>
      <style:text-properties style:font-name="FreeMono" fo:font-size="28pt" fo:font-style="italic" fo:font-weight="bold" officeooo:rsid="001eb715" officeooo:paragraph-rsid="001eb715" style:font-size-asian="28pt" style:font-style-asian="italic" style:font-weight-asian="bold" style:font-size-complex="28pt" style:font-style-complex="italic" style:font-weight-complex="bold"/>
    </style:style>
    <style:style style:name="P6" style:family="paragraph" style:parent-style-name="Standard">
      <loext:graphic-properties draw:fill="none"/>
      <style:paragraph-properties fo:margin-left="0cm" fo:margin-right="-0.4cm" fo:text-align="center" style:justify-single-word="false" fo:text-indent="0cm" style:auto-text-indent="false" fo:background-color="transparent"/>
      <style:text-properties style:font-name="FreeMono" fo:font-size="28pt" fo:font-style="italic" fo:font-weight="bold" officeooo:rsid="001eb715" officeooo:paragraph-rsid="001eb715" style:font-size-asian="28pt" style:font-style-asian="italic" style:font-weight-asian="bold" style:font-size-complex="28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FreeMono" fo:font-size="32pt" fo:font-style="italic" fo:font-weight="bold" officeooo:rsid="001eb715" officeooo:paragraph-rsid="001eb715" style:font-size-asian="32pt" style:font-style-asian="italic" style:font-weight-asian="bold" style:font-size-complex="32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32pt" officeooo:rsid="001eb715" officeooo:paragraph-rsid="001eb715" style:font-size-asian="32pt" style:font-size-complex="32pt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20pt" officeooo:rsid="001eb715" officeooo:paragraph-rsid="001eb715" style:font-size-asian="17.5pt" style:font-size-complex="20pt"/>
    </style:style>
    <style:style style:name="T1" style:family="text">
      <style:text-properties officeooo:rsid="002f36aa"/>
    </style:style>
    <style:style style:name="T2" style:family="text">
      <style:text-properties officeooo:rsid="00331c19"/>
    </style:style>
    <style:style style:name="T3" style:family="text">
      <style:text-properties officeooo:rsid="00352412"/>
    </style:style>
    <style:style style:name="T4" style:family="text">
      <style:text-properties officeooo:rsid="0037b9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Рецензия</text:p>
      <text:p text:style-name="P6">Chomsky vs Foucault</text:p>
      <text:p text:style-name="P6">Creativity &amp; Science (1971)</text:p>
      <text:p text:style-name="P7"/>
      <text:p text:style-name="P1"/>
      <text:p text:style-name="P1"/>
      <text:p text:style-name="P1"/>
      <text:p text:style-name="P1"/>
      <text:p text:style-name="P1"/>
      <text:p text:style-name="P2">Автор: <text:span text:style-name="T4">Рахматов Нематджон</text:span></text:p>
      <text:p text:style-name="P2">Группа: P313<text:span text:style-name="T2">3</text:span></text:p>
      <text:p text:style-name="P2">Поток: ИНТ 4.<text:span text:style-name="T3">1</text:span></text:p>
      <text:p text:style-name="P2">Курс обучения: 1</text:p>
      <text:p text:style-name="P2"/>
      <text:p text:style-name="P2"/>
      <text:p text:style-name="P3"/>
      <text:p text:style-name="P3"><text:soft-page-break/><text:tab/>Традиционная <text:span text:style-name="T1">истрия науки</text:span> уделяет наибольшее внимание индивидуальному творчеству. Творчество, о котором говорит Хомский, - это, например, любое открытие, демонстрирующее творческий подход к тому. Удивительно то, что в момент зарождения науки ни у одного человека не было никаких предвзятых мнений. В то же время, это была своего рода "решетка", подавляющая определенный объем существующих знаний для получения новых.</text:p>
      <text:p text:style-name="P3"><text:tab/><text:span text:style-name="T1">К</text:span>ак утверждает Хомский, человеческий разум имеет врожденную структуру. Человеческая природа исторически обусловлена и окрашена обществом и политикой. Живые существа изучаются так же, как и мертвые, т.е. по их химическим, биологическим и физическим свойствам. Древние и современные представления о живых организмах сильно различаются.</text:p>
      <text:p text:style-name="P3"><text:tab/><text:span text:style-name="T1">Беседа Хомского и Фуко</text:span> иллюстрирует разницу между постмодернистским мировоззрением и традиционной эпистемологией Хомского, которая защищала "архаичные понятия", такие как справедливость и истина. Оглядываясь назад, Хомский и Фуко согласны по многим вопросам, несмотря на их разные моральные устои. Однако <text:span text:style-name="T1">мнения </text:span>Чомски и Фуко <text:span text:style-name="T1">позже поменялись</text:span>. Изменение политического климата привело к почти полному расколу между левым и постмодернистским мировоззрением.</text:p>
      <text:p text:style-name="P3"><text:tab/>Хомский считает, что существует реальное и определенное человечество, характеризующееся научными знаниями и связанное с потребностью в творческом самовыражении. Он обосновывает это своей собственной теорией языка. Тот факт, что дети открывают и собирают слова, свидетельствует о врожденной креативности человеческих существ; капиталистическое общество 20-го века ограничивает эту творческую свободу, поэтому нам необходимо создать альтернативные системы управления, которые лучше удовлетворяют врожденные потребности творческих людей. Стремление Хомского к революционной политике проистекает из понимания человеческой природы.</text:p>
      <text:p text:style-name="P3"><text:tab/>Фуко утверждает, что Хомский представляет себе творческое человечество "в терминах, заимствованных у нашего общества, цивилизации и культуры". Он указывает, например, <text:span text:style-name="T1">д</text:span>аже революция не смогла дать людям новое видение.</text:p>
      <text:p text:style-name="P3"><text:tab/>Хомский утверждает, что научные результаты лингвистики показывают, что люди являются врожденно творческими существами. Согласно Фуко, и политика, и научные предположения Хомского основаны на конкретных исторических событиях и поэтому не являются объективными.</text:p>
      <text:p text:style-name="P3"><text:tab/>Поскольку Фуко отвергает понятие фиксированной человеческой природы, он не может предложить, какое общество необходимо.</text:p>
      <text:p text:style-name="P3"/>
      <text:p text:style-name="P3"><text:soft-page-break/><text:tab/>Справедливость для Фуко - это разница во власти, облеченная в форму морали. Для Чомски, однако, конфликт стоит развязывать только в том случае, если на кону стоит какая-то моральная мотивация, например, стремление к справедливости. Конфликт только из-за власти - например, Первая мировая война - не стоит того, чтобы его развязывать. Фуко считает это непоследовательным.</text:p>
      <text:p text:style-name="P3"><text:tab/>Позиция Фуко напоминает замечание Г. К. Честертона о том, что современный революционер требует политической справедливости, но в глубине души верит, что справедливости и объективных моральных норм вообще не существует. Если справедливость - это только выражение разницы во власти между двумя классами, тогда не может быть морального оправдания для поиска другого мира.</text:p>
      <text:p text:style-name="P3"><text:tab/>Чомски характеризует постмодернистскую философию как запутанный захват власти: "способ изолировать секторы своего рода радикальной интеллигенции от народных движений и реального активизма и служить инструментом власти". Он комментирует: "Многие постмодернистские работы я просто не понимаю... Они кажутся мне упражнениями множества интеллектуалов, которые разговаривают друг с другом очень непонятными способами, и я не могу уследить за ними, и не знаю, сможет ли кто-нибудь еще". Это напоминает замечание Камиллы Палья о том, что лучшие умы ее поколения были поглощены университетами, и их заставили говорить на невозможном языке.</text:p>
      <text:p text:style-name="P3"><text:tab/>И Палья, и Хомский считают постмодернизм языком, придуманным учеными, которые хотели сохранить свой статус и власть в изолированном крыле университетской системы. Применяя постмодернистский анализ к постмодернистской теории, можно утверждать, что все это предприятие было создано для того, чтобы позволить им получить уважение и должность, изобретя науку вне естественных наук, которая могла бы подорвать и свергнуть последние.</text:p>
      <text:p text:style-name="P3"><text:tab/>Однако если правда и справедливость были придуманы лишь для того, чтобы замаскировать всепоглощающую ницшеанскую жажду власти, то претензии левых групп нельзя принимать за чистую монету - с этой точки зрения, активисты лишь хотят свергнуть нынешних хозяев, чтобы стать новыми. Постмодернистский скептицизм - это кислота, которая разъедает все философские системы, включая моральные убеждения левых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23:15:27.045997007</meta:creation-date>
    <dc:date>2022-11-27T20:36:46.156005852</dc:date>
    <meta:editing-duration>PT3H35M39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3" meta:paragraph-count="19" meta:word-count="615" meta:character-count="4753" meta:non-whitespace-character-count="4145"/>
  </office:meta>
</office:document-meta>
</file>